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6pt" style:text-underline-style="solid" style:text-underline-width="auto" style:text-underline-color="font-color" fo:font-weight="bold" officeooo:rsid="0002ebfe" officeooo:paragraph-rsid="0002ebfe" style:font-name-asian="Liberation Sans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fo:font-size="16pt" style:text-underline-style="none" fo:font-weight="normal" officeooo:rsid="0002ebfe" officeooo:paragraph-rsid="0002ebfe" style:font-size-asian="14pt" style:font-weight-asian="normal" style:font-size-complex="16pt" style:font-weight-complex="normal"/>
    </style:style>
    <style:style style:name="P3" style:family="paragraph" style:parent-style-name="Preformatted_20_Text">
      <style:text-properties style:font-name="Liberation Sans" fo:font-size="18pt" style:text-underline-style="none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a421" officeooo:paragraph-rsid="0002a421" style:font-name-asian="Liberation Sans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Liberation Sans" fo:font-size="18pt" style:text-underline-style="solid" style:text-underline-width="auto" style:text-underline-color="font-color" fo:font-weight="bold" officeooo:rsid="0002ebfe" officeooo:paragraph-rsid="0002ebfe" style:font-name-asian="Liberation Sans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officeooo:paragraph-rsid="0004ae8e"/>
    </style:style>
    <style:style style:name="P7" style:family="paragraph" style:parent-style-name="Preformatted_20_Text">
      <style:text-properties fo:color="#000000" style:font-name="Liberation Sans" fo:font-size="18pt" style:text-underline-style="none" fo:font-weight="bold" officeooo:rsid="00062764" officeooo:paragraph-rsid="00062764" style:font-name-asian="Liberation Sans" style:font-size-asian="18pt" style:font-weight-asian="bold" style:font-size-complex="18pt" style:font-weight-complex="bold"/>
    </style:style>
    <style:style style:name="P8" style:family="paragraph" style:parent-style-name="Preformatted_20_Text">
      <style:text-properties fo:color="#c9211e" style:font-name="Liberation Sans" fo:font-size="18pt" style:text-underline-style="none" fo:font-weight="bold" officeooo:rsid="0002ebfe" officeooo:paragraph-rsid="0002ebfe" style:font-name-asian="Noto Serif CJK SC1" style:font-size-asian="18pt" style:font-weight-asian="bold" style:font-size-complex="18pt" style:font-weight-complex="bold"/>
    </style:style>
    <style:style style:name="P9" style:family="paragraph" style:parent-style-name="Preformatted_20_Text">
      <style:text-properties fo:color="#000000" style:font-name="Liberation Sans" fo:font-size="18pt" style:text-underline-style="none" fo:font-weight="bold" officeooo:rsid="0002ebfe" officeooo:paragraph-rsid="0002ebfe" style:font-name-asian="Noto Serif CJK SC1" style:font-size-asian="18pt" style:font-weight-asian="bold" style:font-size-complex="18pt" style:font-weight-complex="bold"/>
    </style:style>
    <style:style style:name="P10" style:family="paragraph" style:parent-style-name="Preformatted_20_Text">
      <style:text-properties fo:color="#000000" style:font-name="Liberation Sans" fo:font-size="18pt" style:text-underline-style="none" fo:font-weight="bold" officeooo:rsid="00062764" officeooo:paragraph-rsid="00062764" style:font-name-asian="Noto Serif CJK SC1" style:font-size-asian="18pt" style:font-weight-asian="bold" style:font-size-complex="18pt" style:font-weight-complex="bold"/>
    </style:style>
    <style:style style:name="P11" style:family="paragraph" style:parent-style-name="Preformatted_20_Text">
      <style:text-properties style:font-name="Liberation Sans" fo:font-size="18pt" style:text-underline-style="none" fo:font-weight="bold" officeooo:rsid="0002ebfe" officeooo:paragraph-rsid="0002ebfe" style:font-name-asian="Noto Serif CJK SC1" style:font-size-asian="18pt" style:font-weight-asian="bold" style:font-size-complex="18pt" style:font-weight-complex="bold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style:font-name="Noto Serif CJK SC1" fo:font-size="18pt" fo:font-style="normal" fo:font-weight="bold" style:font-name-asian="Noto Serif CJK SC1" style:font-size-asian="18pt" style:font-style-asian="normal" style:font-weight-asian="bold"/>
    </style:style>
    <style:style style:name="T3" style:family="text">
      <style:text-properties fo:color="#c9211e" style:font-name-asian="Noto Serif CJK SC1"/>
    </style:style>
    <style:style style:name="T4" style:family="text">
      <style:text-properties fo:color="#c9211e" fo:font-size="16pt" fo:font-weight="normal" style:font-name-asian="Noto Serif CJK SC1" style:font-size-asian="16pt" style:font-weight-asian="normal" style:font-size-complex="16pt" style:font-weight-complex="normal"/>
    </style:style>
    <style:style style:name="T5" style:family="text">
      <style:text-properties fo:color="#2a6099" style:font-name="Liberation Sans" fo:font-size="18pt" style:text-underline-style="none" fo:font-weight="bold" officeooo:rsid="0002ebfe" style:font-name-asian="Noto Serif CJK SC1" style:font-size-asian="18pt" style:font-weight-asian="bold" style:font-size-complex="18pt" style:font-weight-complex="bold"/>
    </style:style>
    <style:style style:name="T6" style:family="text">
      <style:text-properties style:font-name="Liberation Sans" fo:font-size="18pt" style:text-underline-style="none" fo:font-weight="bold" officeooo:rsid="0002ebfe" style:font-name-asian="Liberation Sans" style:font-size-asian="18pt" style:font-weight-asian="bold" style:font-size-complex="18pt" style:font-weight-complex="bold"/>
    </style:style>
    <style:style style:name="T7" style:family="text">
      <style:text-properties style:font-name="Liberation Sans" fo:font-size="18pt" style:text-underline-style="none" fo:font-weight="bold" officeooo:rsid="0002ebfe" style:font-name-asian="Noto Serif CJK SC1" style:font-size-asian="18pt" style:font-weight-asian="bold" style:font-size-complex="18pt" style:font-weight-complex="bold"/>
    </style:style>
    <style:style style:name="T8" style:family="text">
      <style:text-properties style:font-name="Liberation Sans" fo:font-size="18pt" style:text-underline-style="none" fo:font-weight="bold" officeooo:rsid="00062764" style:font-name-asian="Noto Serif CJK SC1" style:font-size-asian="18pt" style:font-weight-asian="bold" style:font-size-complex="18pt" style:font-weight-complex="bold"/>
    </style:style>
    <style:style style:name="T9" style:family="text">
      <style:text-properties style:font-name-asian="Noto Serif CJK SC1"/>
    </style:style>
    <style:style style:name="T10" style:family="text">
      <style:text-properties fo:font-size="16pt" fo:font-weight="normal" style:font-name-asian="Noto Serif CJK SC1" style:font-size-asian="16pt" style:font-weight-asian="normal" style:font-size-complex="16pt" style:font-weight-complex="normal"/>
    </style:style>
    <style:style style:name="T11" style:family="text"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color="#000000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color="#000000" fo:font-size="18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2a6099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c9211e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1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Shape1_3" draw:style-name="gr1" draw:text-style-name="P13" svg:width="3.0925in" svg:height="10.4323in" svg:x="4.3874in" svg:y="-0.1417in"><draw:text-box><text:p text:style-name="P12"><text:span text:style-name="T11">これ </text:span><text:span text:style-name="T12">: kore :</text:span></text:p><text:p text:style-name="P12"><text:span text:style-name="T13">Pour désigner un objet près de soi.</text:span></text:p><text:p text:style-name="P12"><text:span text:style-name="T11"><text:line-break/></text:span><text:span text:style-name="T11">それ </text:span><text:span text:style-name="T12">: sore : </text:span></text:p><text:p text:style-name="P12"><text:span text:style-name="T13">Pour désigner un object près de la personne à qui on parle.</text:span></text:p><text:p text:style-name="P12"><text:span text:style-name="T11"><text:line-break/></text:span><text:span text:style-name="T11">あれ</text:span><text:span text:style-name="T14"> </text:span><text:span text:style-name="T14">: are : </text:span></text:p><text:p text:style-name="P12"><text:span text:style-name="T15">Pour désigner un objet qui est loin</text:span></text:p><text:p text:style-name="P12"><text:span text:style-name="T15"/></text:p><text:p text:style-name="P12"><text:span text:style-name="T16">鍵</text:span><text:span text:style-name="T14">: </text:span><text:span text:style-name="T14">かぎ </text:span><text:span text:style-name="T14">: </text:span><text:span text:style-name="T15">‘kagi’ = la clé</text:span></text:p><text:p text:style-name="P12"><text:span text:style-name="T15"/></text:p><text:p text:style-name="P12"><text:span text:style-name="T17">違</text:span><text:span text:style-name="T14">: </text:span><text:span text:style-name="T14">ちが</text:span><text:span text:style-name="T14">: </text:span><text:span text:style-name="T15">‘chiga’ = faux</text:span></text:p><text:p text:style-name="P12"><text:span text:style-name="T15"/></text:p><text:p text:style-name="P12"><text:span text:style-name="T17">車</text:span><text:span text:style-name="T14"> </text:span><text:span text:style-name="T14">: </text:span><text:span text:style-name="T14">くるま </text:span><text:span text:style-name="T14">: <text:s/>‘</text:span><text:span text:style-name="T15">kuruma’ = la voiture</text:span></text:p><text:p text:style-name="P12"><text:span text:style-name="T15"/></text:p><text:p text:style-name="P12"><text:span text:style-name="T14">うち </text:span><text:span text:style-name="T14">: </text:span><text:span text:style-name="T15">‘uchi’ = la maison</text:span></text:p><text:p text:style-name="P12"><text:span text:style-name="T15"/></text:p><text:p text:style-name="P12"><text:span text:style-name="T14">ノート </text:span><text:span text:style-name="T14">: </text:span><text:span text:style-name="T15">‘nôto’ = le cahier</text:span><text:span text:style-name="T14"> </text:span></text:p></draw:text-box></draw:frame>Leçon 2</text:p>
      <text:p text:style-name="P4"/>
      <text:p text:style-name="P5">1.</text:p>
      <text:p text:style-name="P1"/>
      <text:p text:style-name="P6"><text:span text:style-name="T6">a.<text:tab/></text:span><text:span text:style-name="T2">これ</text:span><text:span text:style-name="T7">は</text:span><text:span text:style-name="T5">鍵</text:span><text:span text:style-name="T7">です</text:span><text:span text:style-name="T8">か？</text:span></text:p>
      <text:p text:style-name="P3">b.<text:tab/><text:span text:style-name="T3">それ</text:span></text:p>
      <text:p text:style-name="P3">c.<text:tab/><text:span text:style-name="T3">あれ</text:span></text:p>
      <text:p text:style-name="P8"/>
      <text:p text:style-name="P9">はい、鍵です。</text:p>
      <text:p text:style-name="P10"><text:tab/>　　　そうです。</text:p>
      <text:p text:style-name="P10"/>
      <text:p text:style-name="P10">いいえ、かぎではありません。</text:p>
      <text:p text:style-name="P7"><text:span text:style-name="T9"><text:tab/>　　　　</text:span><text:span text:style-name="T3">違</text:span><text:span text:style-name="T9">います。</text:span></text:p>
      <text:p text:style-name="P7"><text:span text:style-name="T9"><text:tab/><text:tab/>　　　　</text:span><text:span text:style-name="T4">chiga</text:span><text:span text:style-name="T10">i masu</text:span></text:p>
      <text:p text:style-name="P8"/>
      <text:p text:style-name="P8"/>
      <text:p text:style-name="P11">これは、<text:span text:style-name="T1">車</text:span>の鍵です。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23T11:14:17.146971449</dc:date>
    <meta:editing-duration>PT35M21S</meta:editing-duration>
    <meta:editing-cycles>13</meta:editing-cycles>
    <meta:document-statistic meta:table-count="0" meta:image-count="0" meta:object-count="0" meta:page-count="1" meta:paragraph-count="11" meta:word-count="61" meta:character-count="97" meta:non-whitespace-character-count="77"/>
  </office:meta>
</office:document-meta>
</file>